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co1" style:family="table-column">
      <style:table-column-properties style:column-width="11.209cm" style:use-optimal-column-width="false"/>
    </style:style>
    <style:style style:name="co2" style:family="table-column">
      <style:table-column-properties style:column-width="11.142cm" style:use-optimal-column-width="false"/>
    </style:style>
    <style:style style:name="co3" style:family="table-column">
      <style:table-column-properties style:column-width="11.198cm" style:use-optimal-column-width="false"/>
    </style:style>
    <style:style style:name="co4" style:family="table-column">
      <style:table-column-properties style:column-width="11.201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7.05cm" style:use-optimal-column-width="false"/>
    </style:style>
    <style:style style:name="co7" style:family="table-column">
      <style:table-column-properties style:column-width="7.052cm" style:use-optimal-column-width="false"/>
    </style:style>
    <style:style style:name="co8" style:family="table-column">
      <style:table-column-properties style:column-width="6.477cm" style:use-optimal-column-width="false"/>
    </style:style>
    <style:style style:name="co9" style:family="table-column">
      <style:table-column-properties style:column-width="6.47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001cm"/>
    </style:style>
    <style:style style:name="ro4" style:family="table-row">
      <style:table-row-properties style:row-height="1.746cm"/>
    </style:style>
    <style:style style:name="ro5" style:family="table-row">
      <style:table-row-properties style:row-height="2.002cm"/>
    </style:style>
    <style:style style:name="ro6" style:family="table-row">
      <style:table-row-properties style:row-height="0cm"/>
    </style:style>
    <style:style style:name="ro7" style:family="table-row">
      <style:table-row-properties style:row-height="1.743cm"/>
    </style:style>
    <style:style style:name="ro8" style:family="table-row">
      <style:table-row-properties style:row-height="1.745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TW" style:language-complex="hi" style:country-complex="IN" fo:hyphenate="fals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style:font-size-asian="32pt"/>
    </style:style>
    <style:style style:name="P5" style:family="paragraph">
      <style:text-properties fo:font-size="18pt"/>
    </style:style>
    <style:style style:name="P6" style:family="paragraph">
      <style:paragraph-properties style:text-autospace="none" style:line-break="normal" style:writing-mode="page"/>
      <style:text-properties fo:font-size="18pt" fo:language="en" fo:country="US" style:text-underline-mode="continuous" style:text-overline-mode="continuous" style:text-line-through-mode="continuous" style:language-asian="zh" style:country-asian="TW" style:language-complex="hi" style:country-complex="IN" fo:hyphenate="false"/>
    </style:style>
    <style:style style:name="P7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2.35cm" svg:height="3.998cm" svg:x="3.642cm" svg:y="1.0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rain-data</text:p>
              </table:table-cell>
              <table:table-cell>
                <text:p>Test-data</text:p>
              </table:table-cell>
            </table:table-row>
            <table:table-row table:style-name="ro2" table:default-cell-style-name="gray2">
              <table:table-cell>
                <text:p text:style-name="P2">Tai_100818_151231</text:p>
                <text:p text:style-name="P2">（台灣加權指數2010年~2015年）</text:p>
              </table:table-cell>
              <table:table-cell>
                <text:p text:style-name="P2">Tai_160104_170331</text:p>
                <text:p text:style-name="P2">（台灣加權指數2016年~2017年）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98cm" svg:height="5.998cm" svg:x="3.6cm" svg:y="6.0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labels</text:p>
              </table:table-cell>
              <table:table-cell/>
            </table:table-row>
            <table:table-row table:style-name="ro1" table:default-cell-style-name="gray2">
              <table:table-cell>
                <text:p>當日最高價&gt;當日開盤價50點以上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其他情況</text:p>
              </table:table-cell>
              <table:table-cell>
                <text:p>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745cm" svg:x="14.873cm" svg:y="12.94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gray3">
              <table:table-cell>
                <text:p>Test-result，labels為1的數量</text:p>
              </table:table-cell>
              <table:table-cell>
                <text:p>0/292</text:p>
              </table:table-cell>
            </table:table-row>
            <table:table-row table:style-name="ro2" table:default-cell-style-name="gray2">
              <table:table-cell>
                <text:p>Test-result，labels為-1的數量</text:p>
              </table:table-cell>
              <table:table-cell>
                <text:p>292/29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1cm" svg:height="3.747cm" svg:x="0.257cm" svg:y="12.997cm">
          <table:table table:template-name="default" table:use-first-row-styles="true" table:use-banding-rows-styles="true">
            <table:table-column table:style-name="co5"/>
            <table:table-column table:style-name="co7"/>
            <table:table-row table:style-name="ro4" table:default-cell-style-name="gray3">
              <table:table-cell>
                <text:p>Train-data，labels為1的數量</text:p>
              </table:table-cell>
              <table:table-cell>
                <text:p>302/1322</text:p>
              </table:table-cell>
            </table:table-row>
            <table:table-row table:style-name="ro5" table:default-cell-style-name="gray2">
              <table:table-cell>
                <text:p>Train-data，labels為-1的數量</text:p>
              </table:table-cell>
              <table:table-cell>
                <text:p>1020/1322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2.35cm" svg:height="3.998cm" svg:x="3.642cm" svg:y="1.0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rain-data</text:p>
              </table:table-cell>
              <table:table-cell>
                <text:p>Test-data</text:p>
              </table:table-cell>
            </table:table-row>
            <table:table-row table:style-name="ro2" table:default-cell-style-name="gray2">
              <table:table-cell>
                <text:p text:style-name="P2">Tai_100818_151231</text:p>
                <text:p text:style-name="P2">（台灣加權指數2010年~2015年）</text:p>
              </table:table-cell>
              <table:table-cell>
                <text:p text:style-name="P2">Tai_160104_170331</text:p>
                <text:p text:style-name="P2">（台灣加權指數2016年~2017年）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2.398cm" svg:height="6.001cm" svg:x="3.6cm" svg:y="6.0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labels</text:p>
              </table:table-cell>
              <table:table-cell/>
            </table:table-row>
            <table:table-row table:style-name="ro1" table:default-cell-style-name="gray2">
              <table:table-cell>
                <text:p>當日最高價&gt;當日開盤價50點以上</text:p>
              </table:table-cell>
              <table:table-cell>
                <text:p>1</text:p>
              </table:table-cell>
            </table:table-row>
            <table:table-row table:style-name="ro6" table:default-cell-style-name="gray1">
              <table:table-cell>
                <text:p>當日最最低價&lt;當日開盤價50點以上</text:p>
              </table:table-cell>
              <table:table-cell>
                <text:p>-1</text:p>
              </table:table-cell>
            </table:table-row>
            <table:table-row table:style-name="ro6" table:default-cell-style-name="gray2">
              <table:table-cell>
                <text:p>其他情況</text:p>
              </table:table-cell>
              <table:table-cell>
                <text:p>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098cm" svg:height="5.484cm" svg:x="0.285cm" svg:y="12.63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gray3">
              <table:table-cell>
                <text:p>Train-data，labels為1的數量</text:p>
              </table:table-cell>
              <table:table-cell>
                <text:p>302/1322</text:p>
              </table:table-cell>
            </table:table-row>
            <table:table-row table:style-name="ro6" table:default-cell-style-name="gray2">
              <table:table-cell>
                <text:p>Train-data，labels為-1的數量</text:p>
              </table:table-cell>
              <table:table-cell>
                <text:p>439/1322</text:p>
              </table:table-cell>
            </table:table-row>
            <table:table-row table:style-name="ro6" table:default-cell-style-name="gray1">
              <table:table-cell>
                <text:p>Train-data，labels為0的數量</text:p>
              </table:table-cell>
              <table:table-cell>
                <text:p>581/1322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3" draw:layer="layout" svg:width="12cm" svg:height="0.992cm" svg:x="8.2cm" svg:y="18.646cm">
          <draw:text-box>
            <text:p>準確率:44% <text:s text:c="6"/></text:p>
          </draw:text-box>
        </draw:frame>
        <draw:frame draw:style-name="standard" draw:layer="layout" svg:width="12.954cm" svg:height="5.486cm" svg:x="14.645cm" svg:y="12.514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 table:default-cell-style-name="gray3">
              <table:table-cell>
                <text:p>Test-result，labels為1的數量</text:p>
              </table:table-cell>
              <table:table-cell>
                <text:p>0/292</text:p>
              </table:table-cell>
            </table:table-row>
            <table:table-row table:style-name="ro7" table:default-cell-style-name="gray2">
              <table:table-cell>
                <text:p>Test-result，labels為-1的數量</text:p>
              </table:table-cell>
              <table:table-cell>
                <text:p>23/292</text:p>
              </table:table-cell>
            </table:table-row>
            <table:table-row table:style-name="ro8" table:default-cell-style-name="gray1">
              <table:table-cell>
                <text:p>Test-result，labels為0的數量</text:p>
              </table:table-cell>
              <table:table-cell>
                <text:p>269/292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2.35cm" svg:height="3.998cm" svg:x="3.642cm" svg:y="1.0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5">Train-data</text:p>
              </table:table-cell>
              <table:table-cell>
                <text:p text:style-name="P5">Test-data</text:p>
              </table:table-cell>
            </table:table-row>
            <table:table-row table:style-name="ro2" table:default-cell-style-name="gray2">
              <table:table-cell>
                <text:p text:style-name="P2">FITX1_091231_151231</text:p>
                <text:p text:style-name="P6">（台灣指數期貨2010年~2015年）</text:p>
              </table:table-cell>
              <table:table-cell>
                <text:p text:style-name="P2">FITX1_160104_170202</text:p>
                <text:p text:style-name="P6">（台灣加權指數2016年~2017年）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2.398cm" svg:height="6.001cm" svg:x="3.6cm" svg:y="6.0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5">labels</text:p>
              </table:table-cell>
              <table:table-cell/>
            </table:table-row>
            <table:table-row table:style-name="ro1" table:default-cell-style-name="gray2">
              <table:table-cell>
                <text:p text:style-name="P5">當日最高價&gt;當日開盤價50點以上</text:p>
              </table:table-cell>
              <table:table-cell>
                <text:p text:style-name="P5">1</text:p>
              </table:table-cell>
            </table:table-row>
            <table:table-row table:style-name="ro6" table:default-cell-style-name="gray1">
              <table:table-cell>
                <text:p text:style-name="P5">當日最最低價&lt;當日開盤價50點以上</text:p>
              </table:table-cell>
              <table:table-cell>
                <text:p text:style-name="P5">-1</text:p>
              </table:table-cell>
            </table:table-row>
            <table:table-row table:style-name="ro6" table:default-cell-style-name="gray2">
              <table:table-cell>
                <text:p text:style-name="P5">其他情況</text:p>
              </table:table-cell>
              <table:table-cell>
                <text:p text:style-name="P5">0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4.098cm" svg:height="5.484cm" svg:x="0.405cm" svg:y="13.00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gray3">
              <table:table-cell>
                <text:p text:style-name="P5">Train-data，labels為1的數量</text:p>
              </table:table-cell>
              <table:table-cell>
                <text:p text:style-name="P5">0/292</text:p>
              </table:table-cell>
            </table:table-row>
            <table:table-row table:style-name="ro6" table:default-cell-style-name="gray2">
              <table:table-cell>
                <text:p>Train-data，labels為-1的數量</text:p>
              </table:table-cell>
              <table:table-cell>
                <text:p text:style-name="P5">23/292</text:p>
              </table:table-cell>
            </table:table-row>
            <table:table-row table:style-name="ro6" table:default-cell-style-name="gray1">
              <table:table-cell>
                <text:p>Train-data，labels為-1的數量</text:p>
              </table:table-cell>
              <table:table-cell>
                <text:p text:style-name="P5">269/292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4.098cm" svg:height="5.484cm" svg:x="15.14cm" svg:y="12.87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gray3">
              <table:table-cell>
                <text:p text:style-name="P5">Test-result，labels為1的數量</text:p>
              </table:table-cell>
              <table:table-cell>
                <text:p text:style-name="P5">0/292</text:p>
              </table:table-cell>
            </table:table-row>
            <table:table-row table:style-name="ro6" table:default-cell-style-name="gray2">
              <table:table-cell>
                <text:p text:style-name="P5">Test-result，labels為-1的數量</text:p>
              </table:table-cell>
              <table:table-cell>
                <text:p text:style-name="P5">23/292</text:p>
              </table:table-cell>
            </table:table-row>
            <table:table-row table:style-name="ro6" table:default-cell-style-name="gray1">
              <table:table-cell>
                <text:p text:style-name="P5">Test-result，labels為-1的數量</text:p>
              </table:table-cell>
              <table:table-cell>
                <text:p text:style-name="P5">269/292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文泉驛微米黑" style:font-family-asian="文泉驛微米黑" style:font-family-generic-asian="system" style:font-pitch-asian="variable" style:font-size-asian="18pt" style:font-name-complex="Noto Sans CJK TC Regular" style:font-family-complex="'Noto Sans CJK T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04-19T11:24:59.790285439</dc:date>
    <meta:editing-duration>PT56M18S</meta:editing-duration>
    <meta:editing-cycles>14</meta:editing-cycles>
    <meta:generator>LibreOffice/5.1.6.2$Linux_X86_64 LibreOffice_project/10m0$Build-2</meta:generator>
    <meta:document-statistic meta:object-count="50"/>
  </office:meta>
</office:document-meta>
</file>